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1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1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1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1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1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1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1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3" office:value-type="float" office:value="2900" calcext:value-type="float">
            <text:p>2900</text:p>
          </table:table-cell>
          <table:table-cell/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string" calcext:value-type="string">
            <text:p>5000+2440</text:p>
          </table:table-cell>
          <table:table-cell office:value-type="string" calcext:value-type="string">
            <text:p>60000(salary)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string" calcext:value-type="string">
            <text:p>10000-154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string" calcext:value-type="string">
            <text:p>5000+240</text:p>
          </table:table-cell>
          <table:table-cell office:value-type="float" office:value="37000" calcext:value-type="float">
            <text:p>37000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2450" calcext:value-type="float">
            <text:p>2450</text:p>
          </table:table-cell>
          <table:table-cell table:number-columns-repeated="2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string" calcext:value-type="string">
            <text:p>7000-3800</text:p>
          </table:table-cell>
          <table:table-cell/>
          <table:table-cell table:formula="of:=SUM([.K2];[.K5];[.K7];[.K33])" office:value-type="float" office:value="115900" calcext:value-type="float">
            <text:p>1159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string" calcext:value-type="string">
            <text:p>10000-3300</text:p>
          </table:table-cell>
          <table:table-cell/>
          <table:table-cell table:formula="of:=SUM([.G3];[.G33])" office:value-type="float" office:value="76200" calcext:value-type="float">
            <text:p>762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550" calcext:value-type="float">
            <text:p>1550</text:p>
          </table:table-cell>
          <table:table-cell/>
          <table:table-cell table:style-name="ce15" table:formula="of:=[.L9]-[.L10]" office:value-type="float" office:value="39700" calcext:value-type="float">
            <text:p>39700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40" office:value-type="string" calcext:value-type="string">
            <text:p>Կարեն</text:p>
          </table:table-cell>
          <table:table-cell table:style-name="ce20" office:value-type="string" calcext:value-type="string">
            <text:p>10000-5050</text:p>
          </table:table-cell>
          <table:table-cell table:number-columns-repeated="2"/>
        </table:table-row>
        <table:table-row table:style-name="ro12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office:value-type="float" office:value="-650" calcext:value-type="float">
            <text:p>-6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string" calcext:value-type="string">
            <text:p>6000-55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string" calcext:value-type="string">
            <text:p>13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string" calcext:value-type="string">
            <text:p>12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string" calcext:value-type="string">
            <text:p>10000-4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string" calcext:value-type="string">
            <text:p>10000-1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string" calcext:value-type="string">
            <text:p>4000-4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պան</text:p>
          </table:table-cell>
          <table:table-cell table:style-name="ce20" office:value-type="float" office:value="350" calcext:value-type="float">
            <text:p>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3100" calcext:value-type="float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2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string" calcext:value-type="string">
            <text:p>7000-1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string" calcext:value-type="string">
            <text:p>5000-1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table:style-name="Default"/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2950" calcext:value-type="float">
            <text:p>2950</text:p>
          </table:table-cell>
          <table:table-cell table:number-columns-repeated="2"/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/>
          <table:table-cell table:style-name="ce15" table:formula="of:=SUM([.B33:.F33])" office:value-type="float" office:value="29100" calcext:value-type="float">
            <text:p>29100</text:p>
          </table:table-cell>
          <table:table-cell table:style-name="ce21" table:formula="of:=SUM([.B58:.F58])" office:value-type="float" office:value="1462.12880686565" calcext:value-type="float">
            <text:p>1462.128806865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462.12880686565" calcext:value-type="float">
            <text:p>1462.1288068657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462.12880686565" calcext:value-type="float">
            <text:p>1462.1288068657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8:.F58])" office:value-type="float" office:value="1072.65512265512" calcext:value-type="float">
            <text:p>1072.6551226551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462.12880686565" calcext:value-type="float">
            <text:p>1462.1288068657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462.12880686565" calcext:value-type="float">
            <text:p>1462.1288068657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462.12880686565" calcext:value-type="float">
            <text:p>1462.1288068657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8];[.F58])" office:value-type="float" office:value="340.909090909091" calcext:value-type="float">
            <text:p>340.9090909091</text:p>
          </table:table-cell>
          <table:table-cell table:style-name="ce40" office:value-type="string" calcext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8:.F58])" office:value-type="float" office:value="1462.12880686565" calcext:value-type="float">
            <text:p>1462.1288068657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8];[.C58];[.E58];[.F58])" office:value-type="float" office:value="1121.21971595656" calcext:value-type="float">
            <text:p>1121.219715956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8:.D58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B58];[.D58];[.F58])" office:value-type="float" office:value="730.382775119617" calcext:value-type="float">
            <text:p>730.3827751196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B58:.F58])" office:value-type="float" office:value="1462.12880686565" calcext:value-type="float">
            <text:p>1462.1288068657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8];[.C58];[.D58];[.F58])" office:value-type="float" office:value="1073.23991797676" calcext:value-type="float">
            <text:p>1073.2399179768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8:.F58])" office:value-type="float" office:value="1462.12880686565" calcext:value-type="float">
            <text:p>1462.1288068657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8:.F58])" office:value-type="float" office:value="1462.12880686565" calcext:value-type="float">
            <text:p>1462.1288068657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8:.F58])" office:value-type="float" office:value="1462.12880686565" calcext:value-type="float">
            <text:p>1462.1288068657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8])" office:value-type="float" office:value="340.909090909091" calcext:value-type="float">
            <text:p>340.9090909091</text:p>
          </table:table-cell>
          <table:table-cell table:style-name="ce52" office:value-type="string" calcext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D58];[.F58])" office:value-type="float" office:value="683.766233766234" calcext:value-type="float">
            <text:p>683.7662337662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462.12880686565" calcext:value-type="float">
            <text:p>1462.1288068657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];[.C58];[.D58];[.E58];[.F58])" office:value-type="float" office:value="1462.12880686565" calcext:value-type="float">
            <text:p>1462.1288068657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E58];[.F58])" office:value-type="float" office:value="731.746031746032" calcext:value-type="float">
            <text:p>731.74603174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3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58:.F58])" office:value-type="float" office:value="1462.12880686565" calcext:value-type="float">
            <text:p>1462.1288068657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:.E58])" office:value-type="float" office:value="1462.12880686565" calcext:value-type="float">
            <text:p>1462.1288068657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3:.H60])" office:value-type="float" office:value="29100" calcext:value-type="float">
            <text:p>291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23:10:27.642342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8T23:34:25.769105917</dc:date>
    <meta:editing-duration>P4DT18H54M16S</meta:editing-duration>
    <meta:editing-cycles>1857</meta:editing-cycles>
    <meta:generator>LibreOffice/4.2.6.3$Linux_X86_64 LibreOffice_project/420m0$Build-3</meta:generator>
    <meta:document-statistic meta:table-count="11" meta:cell-count="4395" meta:object-count="0"/>
  </office:meta>
</office:document-meta>
</file>